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1.228cm" fo:min-width="1.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svg:width="3.282cm" svg:height="2.456cm" svg:x="4.415cm" svg:y="0.35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26T13:37:07.688000000</meta:creation-date>
    <dc:date>2020-05-26T13:37:45.796000000</dc:date>
    <meta:editing-duration>PT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0.0.0.alpha1$Windows_X86_64 LibreOffice_project/af4f6bd6632059138ff58f89a78f08c0b0ac0c83</meta:generator>
  </office:meta>
</office:document-meta>
</file>